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>
      <style:text-properties officeooo:rsid="000ba56d" officeooo:paragraph-rsid="000ba56d"/>
    </style:style>
    <style:style style:name="P3" style:family="paragraph" style:parent-style-name="List_20_Paragraph">
      <style:text-properties officeooo:rsid="000d4933" officeooo:paragraph-rsid="000d4933"/>
    </style:style>
    <style:style style:name="P4" style:family="paragraph" style:parent-style-name="List_20_Paragraph">
      <style:text-properties officeooo:paragraph-rsid="000ec7d3"/>
    </style:style>
    <style:style style:name="P5" style:family="paragraph" style:parent-style-name="List_20_Paragraph">
      <style:text-properties officeooo:rsid="000ec7d3" officeooo:paragraph-rsid="000ec7d3"/>
    </style:style>
    <style:style style:name="P6" style:family="paragraph" style:parent-style-name="List_20_Paragraph">
      <style:text-properties officeooo:rsid="000febc8" officeooo:paragraph-rsid="000febc8"/>
    </style:style>
    <style:style style:name="P7" style:family="paragraph" style:parent-style-name="List_20_Paragraph">
      <style:paragraph-properties fo:margin-left="2.54cm" fo:margin-right="0cm" fo:text-indent="0cm" style:auto-text-indent="false"/>
      <style:text-properties style:text-underline-style="none"/>
    </style:style>
    <style:style style:name="P8" style:family="paragraph">
      <style:text-properties officeooo:rsid="000febc8" officeooo:paragraph-rsid="000febc8"/>
    </style:style>
    <style:style style:name="P9" style:family="paragraph" style:parent-style-name="Standard">
      <style:text-properties style:text-underline-style="none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color="#ed7d31" style:text-outline="true" fo:font-size="72pt" fo:font-weight="bold" style:font-size-asian="72pt" style:font-weight-asian="bold" style:font-size-complex="72pt"/>
    </style:style>
    <style:style style:name="T2" style:family="text">
      <style:text-properties fo:font-size="14pt" style:text-underline-style="solid" style:text-underline-width="auto" style:text-underline-color="#ff0000" style:font-size-asian="14pt" style:font-size-complex="14pt"/>
    </style:style>
    <style:style style:name="T3" style:family="text">
      <style:text-properties fo:language="en" fo:country="GB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dac70"/>
    </style:style>
    <style:style style:name="T6" style:family="text">
      <style:text-properties fo:color="#e8bf6a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e8bf6a" style:font-name="JetBrains Mono" fo:font-size="10pt" fo:font-style="normal" style:text-underline-style="none" fo:font-weight="normal" style:font-size-asian="10pt" style:font-style-asian="normal" style:font-weight-asian="normal"/>
    </style:style>
    <style:style style:name="T8" style:family="text">
      <style:text-properties fo:color="#bababa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a5c261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officeooo:rsid="000ec7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MARCAS</text:span></text:p>
      <text:p text:style-name="Standard"><text:span text:style-name="T2">Teoría</text:span></text:p>
      <text:p text:style-name="Standard">Es importante etiquetar correctamente la página web para darle contenido semántico. Es decir, que el contenido de la página este adecuadamente etiquetado en relación a la importancia que tiene y sus características.</text:p>
      <text:p text:style-name="Standard">También es importante tener en cuenta la accesibilidad a la hora de diseñar las páginas web, para que puedan ser vista por todo el público (gente con visibilidad reducida, etc…)</text:p>
      <text:p text:style-name="Standard"/>
      <text:p text:style-name="Standard"><text:span text:style-name="T2">Etiquetas</text:span></text:p>
      <text:p text:style-name="Standard">Cabeceras del documento: &lt;!DOCTYPE html&gt;</text:p>
      <text:p text:style-name="Standard"><text:span text:style-name="T3">Cabecera de html: &lt;html&gt;&lt;/html&gt;, &lt;head&gt;&lt;/head&gt;, &lt;body&gt;&lt;/body&gt;</text:span></text:p>
      <text:p text:style-name="Standard"><text:span text:style-name="T2">Etiquetas en head</text:span></text:p>
      <text:list xml:id="list3340232064" text:style-name="WWNum1">
        <text:list-item>
          <text:p text:style-name="P1">&lt;title&gt;&lt;/title&gt;: para el título de la página</text:p>
        </text:list-item>
        <text:list-item>
          <text:p text:style-name="P1">&lt;meta charset="UTF-8"&gt; Indica la codificación del sitio web</text:p>
        </text:list-item>
      </text:list>
      <text:p text:style-name="Standard"><text:span text:style-name="T2">Etiquetas de formatos</text:span></text:p>
      <text:list xml:id="list104458797025470" text:continue-numbering="true" text:style-name="WWNum1">
        <text:list-item>
          <text:p text:style-name="P1">Encabezados: &lt;h1&gt;&lt;/h1&gt; hasta &lt;h6&gt;&lt;/h6&gt;</text:p>
        </text:list-item>
        <text:list-item>
          <text:p text:style-name="P1">Texto centrado (desuso): &lt;center&gt;&lt;/center&gt;</text:p>
        </text:list-item>
        <text:list-item>
          <text:p text:style-name="P1">Texto preformateado: &lt;pre&gt;&lt;/pre&gt;</text:p>
        </text:list-item>
        <text:list-item>
          <text:p text:style-name="P1">Párrafo: &lt;p&gt;&lt;/p&gt;</text:p>
        </text:list-item>
        <text:list-item>
          <text:p text:style-name="P1">Párrafo con sangría: &lt;blockquote&gt;&lt;/blockquote&gt;</text:p>
        </text:list-item>
        <text:list-item>
          <text:p text:style-name="P1">Letra grande (desuso): &lt;big&gt;&lt;/big&gt;</text:p>
        </text:list-item>
        <text:list-item>
          <text:p text:style-name="P1">Letra pequeña: &lt;small&gt;&lt;/small&gt;</text:p>
        </text:list-item>
        <text:list-item>
          <text:p text:style-name="P1">Abreviaturas (requieren el atributo “title”): &lt;abbr&gt;&lt;/abbr&gt;</text:p>
        </text:list-item>
        <text:list-item>
          <text:p text:style-name="P1">Acrónimos (requieren el atributo “title”): &lt;acronym&gt;&lt;/acronym&gt;</text:p>
        </text:list-item>
        <text:list-item>
          <text:p text:style-name="P1">Texto subrayado: &lt;u&gt;&lt;/u&gt;</text:p>
        </text:list-item>
        <text:list-item>
          <text:p text:style-name="P1">Texto en cursiva (desuso): &lt;i&gt;&lt;/i&gt;</text:p>
        </text:list-item>
        <text:list-item>
          <text:p text:style-name="P1">Texto en cursiva (favorece accesibilidad): &lt;em&gt;&lt;/em&gt;</text:p>
        </text:list-item>
        <text:list-item>
          <text:p text:style-name="P1">Texto en negrita (desuso): &lt;b&gt;&lt;/b&gt;</text:p>
        </text:list-item>
        <text:list-item>
          <text:p text:style-name="P1">Texto en negrita (favorece accesibilidad): &lt;strong&gt;&lt;/strong&gt;</text:p>
        </text:list-item>
        <text:list-item>
          <text:p text:style-name="P1">Subíndice: &lt;sub&gt;&lt;/sub&gt;</text:p>
        </text:list-item>
        <text:list-item>
          <text:p text:style-name="P1">Superíndice: &lt;sup&gt;&lt;/sup&gt;</text:p>
        </text:list-item>
        <text:list-item>
          <text:p text:style-name="P1">Texto que indica una variable: &lt;var&gt;&lt;/var&gt;</text:p>
        </text:list-item>
        <text:list-item>
          <text:p text:style-name="P1">Texto tachado: &lt;strike&gt;&lt;/strike&gt;</text:p>
        </text:list-item>
        <text:list-item>
          <text:p text:style-name="P1">Texto que indica un lenguaje de programación: &lt;code&gt;&lt;/code&gt;</text:p>
        </text:list-item>
        <text:list-item>
          <text:p text:style-name="P1">Texto que indica una cita: &lt;q&gt;&lt;/q&gt;</text:p>
        </text:list-item>
        <text:list-item>
          <text:p text:style-name="P1">Texto parpadenado (obsoleto): &lt;blink&gt;&lt;/blink&gt;</text:p>
        </text:list-item>
        <text:list-item>
          <text:p text:style-name="P1">Formato de maquina de escribir: &lt;tt&gt;&lt;/tt&gt;</text:p>
        </text:list-item>
        <text:list-item>
          <text:p text:style-name="P1">Texto subrayado: &lt;u&gt;&lt;/u&gt;</text:p>
        </text:list-item>
        <text:list-item>
          <text:p text:style-name="P1">Texto preformateado (respeta espacios y saltos de línea): &lt;pre&gt;&lt;/pre&gt;</text:p>
        </text:list-item>
      </text:list>
      <text:p text:style-name="P10"><text:span text:style-name="T2">Font</text:span></text:p>
      <text:list xml:id="list104458911261509" text:continue-numbering="true" text:style-name="WWNum1">
        <text:list-item>
          <text:p text:style-name="P1">Texto con fuente distinta (desuso): &lt;font&gt;&lt;/font&gt;</text:p>
          <text:list>
            <text:list-item>
              <text:p text:style-name="P1">Atributo color=”” para indicar el color</text:p>
            </text:list-item>
            <text:list-item>
              <text:p text:style-name="P1">Atributo size=”(1-7)” para indica el tamaño</text:p>
            </text:list-item>
            <text:list-item>
              <text:p text:style-name="P1">Atriibuto fase=”” para indicar el tipo de letra</text:p>
            </text:list-item>
          </text:list>
        </text:list-item>
      </text:list>
      <text:p text:style-name="Standard"/>
      <text:p text:style-name="Standard"><text:span text:style-name="T2">Tablas</text:span></text:p>
      <text:list xml:id="list104458509326979" text:continue-numbering="true" text:style-name="WWNum1">
        <text:list-item>
          <text:p text:style-name="P1"><text:span text:style-name="T4">Crear una tabla &lt;table&gt;&lt;table&gt;</text:span></text:p>
          <text:list>
            <text:list-item>
              <text:p text:style-name="P1"><text:span text:style-name="T4">Atributo border=”” para establecer un borde</text:span></text:p>
            </text:list-item>
            <text:list-item>
              <text:p text:style-name="P1"><text:span text:style-name="T4">Atributo bgcolor=”” para establecer el color de la tabla, fila o celda</text:span></text:p>
            </text:list-item>
          </text:list>
        </text:list-item>
        <text:list-item>
          <text:p text:style-name="P1"><text:span text:style-name="T4">Cabecera de la tabla (SEO): &lt;thead&gt;&lt;/thead&gt;</text:span></text:p>
        </text:list-item>
        <text:list-item>
          <text:p text:style-name="P1"><text:span text:style-name="T4">Cuerpo de la tabla (SEO): &lt;tbody&gt;&lt;/tbody&gt;</text:span></text:p>
        </text:list-item>
        <text:list-item>
          <text:p text:style-name="P1"><text:span text:style-name="T4">Pie de la tabla (SEO): &lt;tfoot&gt;&lt;/tfoot&gt;</text:span></text:p>
        </text:list-item>
        <text:list-item>
          <text:p text:style-name="P1"><text:span text:style-name="T4">Fila de una tabla: &lt;tr&gt;&lt;/tr&gt;</text:span></text:p>
        </text:list-item>
        <text:list-item>
          <text:p text:style-name="P1"><text:span text:style-name="T4">Columna de una tabla: &lt;td&gt;&lt;/td&gt;</text:span></text:p>
        </text:list-item>
        <text:list-item>
          <text:p text:style-name="P1"><text:span text:style-name="T4">Columna destacada (centrada y negrita): &lt;th&gt;&lt;/th&gt;</text:span></text:p>
        </text:list-item>
        <text:list-item>
          <text:p text:style-name="P1"><text:span text:style-name="T4">Attributo colspan=”” para agrupar columnas</text:span></text:p>
        </text:list-item>
        <text:list-item>
          <text:p text:style-name="P1"><text:span text:style-name="T4">Attributo rowspan=”” para agrupar filas</text:span></text:p>
        </text:list-item>
        <text:list-item>
          <text:p text:style-name="P1"><text:span text:style-name="T4">Anadir un titulo a la tabla: &lt;caption&gt;&lt;/caption&gt;</text:span></text:p>
        </text:list-item>
        <text:list-item>
          <text:p text:style-name="P1"><text:span text:style-name="T4">Attributo align para centrar horizontalmente</text:span></text:p>
        </text:list-item>
        <text:list-item>
          <text:p text:style-name="P1"><text:span text:style-name="T4">Attibuto valiagn para centrar verticalmente</text:span></text:p>
        </text:list-item>
      </text:list>
      <text:p text:style-name="P9"/>
      <text:p text:style-name="Standard"><text:span text:style-name="T2">Listas</text:span></text:p>
      <text:list xml:id="list104458872244982" text:continue-numbering="true" text:style-name="WWNum1">
        <text:list-item>
          <text:p text:style-name="P1"><text:span text:style-name="T4">Crear una lista de definición: &lt;dl&gt;&lt;/dl&gt;</text:span></text:p>
          <text:list>
            <text:list-item>
              <text:p text:style-name="P1"><text:span text:style-name="T4">Contiene elementos &lt;dt&gt;&lt;/dt&gt; para el titulo</text:span></text:p>
            </text:list-item>
            <text:list-item>
              <text:p text:style-name="P1"><text:span text:style-name="T4">Contiene elementos &lt;dd&gt;&lt;dd&gt; para la descripción</text:span></text:p>
            </text:list-item>
          </text:list>
        </text:list-item>
        <text:list-item>
          <text:p text:style-name="P1"><text:span text:style-name="T4">Crear una lista ordenada: &lt;ol&gt;&lt;/ol&gt;</text:span></text:p>
          <text:list>
            <text:list-item>
              <text:p text:style-name="P1"><text:span text:style-name="T4">Conteine elementos &lt;li&gt;&lt;/li&gt;</text:span></text:p>
            </text:list-item>
            <text:list-item>
              <text:p text:style-name="P1"><text:span text:style-name="T4">Atributo type=”” (i, I, a, A, 1) para indicar el tipo</text:span></text:p>
            </text:list-item>
            <text:list-item>
              <text:p text:style-name="P1"><text:span text:style-name="T4">Atributo start=”” para indicar el valor de inicio</text:span></text:p>
            </text:list-item>
          </text:list>
        </text:list-item>
        <text:list-item>
          <text:p text:style-name="P1"><text:span text:style-name="T4">Crear una lista desordenada: &lt;ul&gt;&lt;/ul&gt;</text:span></text:p>
          <text:list>
            <text:list-item>
              <text:p text:style-name="P1"><text:span text:style-name="T4">Contiene elementos &lt;li&gt;&lt;/li&gt;</text:span></text:p>
            </text:list-item>
            <text:list-item>
              <text:p text:style-name="P1"><text:span text:style-name="T4">Atributo type=”” (square, circle, disk) para indicar el tipo</text:span></text:p>
            </text:list-item>
          </text:list>
        </text:list-item>
      </text:list>
      <text:p text:style-name="P9"/>
      <text:p text:style-name="Standard"><text:span text:style-name="T2">Imágenes</text:span></text:p>
      <text:list xml:id="list104458640691287" text:continue-numbering="true" text:style-name="WWNum1">
        <text:list-item>
          <text:p text:style-name="P1"><text:span text:style-name="T4">Insertar una imagen &lt;img /&gt;</text:span></text:p>
          <text:list>
            <text:list-item>
              <text:p text:style-name="P1"><text:span text:style-name="T4">Atributo obligatorio src=”” con la ruta a la imagen</text:span></text:p>
            </text:list-item>
            <text:list-item>
              <text:p text:style-name="P1"><text:span text:style-name="T4">Atributo obligatorio alt=”” descripción de la imagen (SEO y accesibilidad)</text:span></text:p>
            </text:list-item>
            <text:list-item>
              <text:p text:style-name="P1"><text:span text:style-name="T4">Atributo hspace=”” espacio en el eje horizontal</text:span></text:p>
            </text:list-item>
            <text:list-item>
              <text:p text:style-name="P1"><text:span text:style-name="T4">Atributo vspace=”” espacio en el eje vertical</text:span></text:p>
            </text:list-item>
          </text:list>
        </text:list-item>
      </text:list>
      <text:p text:style-name="P7"/>
      <text:p text:style-name="P10"><text:span text:style-name="T2">Frames</text:span></text:p>
      <text:list xml:id="list104457553992634" text:continue-numbering="true" text:style-name="WWNum1">
        <text:list-item>
          <text:p text:style-name="P1"><text:span text:style-name="T4">Insertar contenido de otra pagina &lt;iframe&gt; </text:span></text:p>
          <text:list>
            <text:list-item>
              <text:p text:style-name="P1"><text:span text:style-name="T4">Atributo obligatorio src=”” con la pagina a la que enlaza</text:span></text:p>
            </text:list-item>
          </text:list>
        </text:list-item>
        <text:list-item>
          <text:p text:style-name="P1"><text:span text:style-name="T4">Crear una pagina con frames &lt;frameset&gt;&lt;/frameset (LA PAGINA NO DEBE TENER NI HEAD NI BODY)</text:span></text:p>
          <text:list>
            <text:list-item>
              <text:p text:style-name="P1"><text:span text:style-name="T4">Attibuto obligatorio rows (si la haces en vertical, tiene que tener un ‘*’)</text:span></text:p>
            </text:list-item>
            <text:list-item>
              <text:p text:style-name="P1"><text:span text:style-name="T4">Attibuto obligatorio cols (si la haces en horizontal, tiene que tener un ‘*’)</text:span></text:p>
            </text:list-item>
            <text:list-item>
              <text:p text:style-name="P1"><text:span text:style-name="T4">Atributo frameborder=”” (para el borde entre frames)</text:span></text:p>
            </text:list-item>
          </text:list>
        </text:list-item>
        <text:list-item>
          <text:p text:style-name="P1"><text:span text:style-name="T4">Etiqueta para crear frames dentro del framset: &lt;frame&gt;</text:span></text:p>
          <text:list>
            <text:list-item>
              <text:p text:style-name="P1"><text:span text:style-name="T4">Atributo obligatorio: src=”” ruta al archivo que se mostrara</text:span></text:p>
            </text:list-item>
            <text:list-item>
              <text:p text:style-name="P1"><text:span text:style-name="T4">Atributo obligatorio: name”” para indicar a los enlaces donde deben abrirse</text:span></text:p>
            </text:list-item>
            <text:list-item>
              <text:p text:style-name="P1"><text:span text:style-name="T4">Cuando se quiera abrir un enlace en una parte determianda de la pagina con frame se debe especificar el atributo target=”” en los enlaces, con el nombre previamente puesto en el frame</text:span></text:p>
            </text:list-item>
          </text:list>
        </text:list-item>
      </text:list>
      <text:p text:style-name="List_20_Paragraph"><text:span text:style-name="T4"/></text:p>
      <text:p text:style-name="List_20_Paragraph"><text:span text:style-name="T4"/></text:p>
      <text:p text:style-name="P2"><text:span text:style-name="T4">Contenido</text:span></text:p>
      <text:p text:style-name="P2"><text:span text:style-name="T4"/></text:p>
      <text:p text:style-name="P2"><text:span text:style-name="T4">div</text:span></text:p>
      <text:p text:style-name="P2"><text:span text:style-name="T4">header</text:span></text:p>
      <text:p text:style-name="P2"><text:span text:style-name="T4">nav</text:span></text:p>
      <text:p text:style-name="P2"><text:span text:style-name="T4">footer</text:span></text:p>
      <text:p text:style-name="P2"><text:span text:style-name="T4">section</text:span></text:p>
      <text:p text:style-name="P2"><text:span text:style-name="T4"><text:tab/>article</text:span></text:p>
      <text:p text:style-name="P2"><text:span text:style-name="T4">aside</text:span></text:p>
      <text:p text:style-name="P2"><text:span text:style-name="T4"><text:tab/>article</text:span></text:p>
      <text:p text:style-name="P2"><text:span text:style-name="T4"/></text:p>
      <text:p text:style-name="P2"><text:span text:style-name="T4"/></text:p>
      <text:p text:style-name="P3"><text:span text:style-name="T4">Tres formas de aplicar CSS</text:span></text:p>
      <text:p text:style-name="P3"><text:span text:style-name="T4">con la etiqueta style en el head de un documento HTML &lt;style&gt;&lt;/style&gt; (No es recomendable)</text:span></text:p>
      <text:p text:style-name="P4"><text:span text:style-name="T5">a traves de la etiqueta link </text:span></text:p>
      <text:p text:style-name="P4">&lt;link rel="stylesheet" href="./<text:span text:style-name="T10">testCss</text:span>.css" media="screen" type="text/css" /&gt;</text:p>
      <text:p text:style-name="P5">media=”screen”</text:p>
      <text:p text:style-name="P5">media=”print”</text:p>
      <text:p text:style-name="P6">si no se especifica media, sirve para todo</text:p>
      <text:p text:style-name="P6"/>
      <text:p text:style-name="Standard"/>
      <text:p text:style-name="P10"><text:span text:style-name="T2">Formularios</text:span></text:p>
      <text:list xml:id="list104457344667054" text:continue-numbering="true" text:style-name="WWNum1">
        <text:list-item>
          <text:p text:style-name="P1">Crear un formulario: &lt;form&gt;&lt;/form&gt;</text:p>
          <text:list>
            <text:list-item>
              <text:p text:style-name="P1">Attributo obligatorio: action=”” (ruta relativa al archivo .php que lo maneja)</text:p>
            </text:list-item>
            <text:list-item>
              <text:p text:style-name="P1">Attributo obligatorio: method=”” (GET o POST con el GET se ve en la URL la info)</text:p>
            </text:list-item>
          </text:list>
        </text:list-item>
        <text:list-item>
          <text:p text:style-name="P1">Etiquetas input &lt;input /&gt;</text:p>
          <text:list>
            <text:list-item>
              <text:p text:style-name="P1">Attributo obligatorio: name=”” (para que el php las pueda controlar)</text:p>
            </text:list-item>
            <text:list-item>
              <text:p text:style-name="P1">type=”text” (texto)</text:p>
            </text:list-item>
            <text:list-item>
              <text:p text:style-name="P1">type=”password” (contraseñas)</text:p>
            </text:list-item>
            <text:list-item>
              <text:p text:style-name="P1">type=”hidden” (escondido)</text:p>
            </text:list-item>
            <text:list-item>
              <text:p text:style-name="P1">type=”email” (email)</text:p>
            </text:list-item>
            <text:list-item>
              <text:p text:style-name="P1">type=”tel” (números de teléfono)</text:p>
            </text:list-item>
            <text:list-item>
              <text:p text:style-name="P1">type=”date” (fecha)</text:p>
            </text:list-item>
            <text:list-item>
              <text:p text:style-name="P1">type=”color” (colores)</text:p>
            </text:list-item>
            <text:list-item>
              <text:p text:style-name="P1">type=”radio” (selección de UNO entre varios)</text:p>
              <text:list>
                <text:list-item>
                  <text:p text:style-name="P1">Obligatorio utilizar el attributo value=””</text:p>
                </text:list-item>
                <text:list-item>
                  <text:p text:style-name="P1">Todos deben tener el mismo attributo name=””</text:p>
                </text:list-item>
              </text:list>
            </text:list-item>
            <text:list-item>
              <text:p text:style-name="P1">type=”checkbox” (check)</text:p>
              <text:list>
                <text:list-item>
                  <text:p text:style-name="P1">Obligatorio utilizar el attributo value=””</text:p>
                </text:list-item>
              </text:list>
            </text:list-item>
            <text:list-item>
              <text:p text:style-name="P1">type=”submit” (para enviar el formulario al archivo especificado en el action)</text:p>
            </text:list-item>
            <text:list-item>
              <text:p text:style-name="P1">type=”image”</text:p>
              <text:list>
                <text:list-item>
                  <text:p text:style-name="P1">Hace lo mismo que el submit</text:p>
                </text:list-item>
              </text:list>
            </text:list-item>
            <text:list-item>
              <text:p text:style-name="P1">Type=”reset” (reinicia el formulario)</text:p>
            </text:list-item>
          </text:list>
        </text:list-item>
        <text:list-item>
          <text:p text:style-name="P1">Etiqueta select &lt;select&gt;&lt;/select&gt;</text:p>
          <text:list>
            <text:list-item>
              <text:p text:style-name="P1">Debe tener el attributo name=””</text:p>
            </text:list-item>
            <text:list-item>
              <text:p text:style-name="P1">Dentro debe contener etiquetas &lt;option&gt;&lt;/option&gt;</text:p>
            </text:list-item>
            <text:list-item>
              <text:p text:style-name="P1">Cada una de ellas debe tener su correspondiente value=””</text:p>
            </text:list-item>
          </text:list>
        </text:list-item>
        <text:list-item>
          <text:p text:style-name="P1">Etiqueta para texto grandes &lt;textarea&gt;&lt;/textarea&gt;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con_20_formato_20_previo_20_Car" style:display-name="HTML con formato previo C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n sanchez</meta:initial-creator>
    <meta:editing-cycles>15</meta:editing-cycles>
    <meta:creation-date>2021-10-04T17:51:00</meta:creation-date>
    <dc:date>2021-11-22T10:44:56.811437567</dc:date>
    <meta:editing-duration>PT2H35M26S</meta:editing-duration>
    <meta:generator>LibreOffice/6.4.7.2$Linux_X86_64 LibreOffice_project/40$Build-2</meta:generator>
    <meta:document-statistic meta:table-count="0" meta:image-count="0" meta:object-count="0" meta:page-count="4" meta:paragraph-count="126" meta:word-count="827" meta:character-count="5307" meta:non-whitespace-character-count="46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